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5.21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529cm" fo:min-width="0.294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529cm" fo:min-width="0.229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.529cm" fo:min-width="0.343cm"/>
      <style:paragraph-properties style:writing-mode="lr-tb"/>
    </style:style>
    <style:style style:name="P1" style:family="paragraph">
      <style:paragraph-properties fo:text-align="center"/>
      <style:text-properties style:font-name="Bitstream Vera Sans Mono" fo:font-weight="bold"/>
    </style:style>
    <style:style style:name="P2" style:family="paragraph">
      <loext:graphic-properties draw:fill-color="#dee6ef"/>
      <style:paragraph-properties fo:text-align="center"/>
      <style:text-properties style:font-name="Bitstream Vera Sans Mon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587cm" svg:x="6.08cm" svg:y="2.905cm">
          <text:p text:style-name="P1">log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87cm" svg:height="3.175cm" svg:x="8.302cm" svg:y="4.81cm">
          <text:p text:style-name="P1">Filter (“error”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5.715cm" svg:height="1.587cm" svg:x="6.397cm" svg:y="8.62cm">
          <text:p text:style-name="P1">erro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55cm" svg:height="3.175cm" draw:transform="rotate (0.994837673636768) translate (10.207cm 11.745cm)">
          <text:p text:style-name="P1">Filter (“mysql”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5.715cm" svg:height="1.587cm" svg:x="2.905cm" svg:y="14.335cm">
          <text:p text:style-name="P1">sparkErr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587cm" svg:x="12.43cm" svg:y="14.335cm">
          <text:p text:style-name="P1">mysqlErr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83cm" svg:height="3.175cm" draw:transform="rotate (-0.837758040957278) translate (7.744cm 10.551cm)">
          <text:p text:style-name="P1">Filter (“spark”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21:39:51.990527223</meta:creation-date>
    <dc:date>2021-01-24T21:45:40.160962280</dc:date>
    <meta:editing-duration>PT5M48S</meta:editing-duration>
    <meta:editing-cycles>1</meta:editing-cycles>
    <meta:document-statistic meta:object-count="7"/>
    <meta:generator>LibreOffice/7.0.3.1$Linux_X86_64 LibreOffice_project/00$Build-1</meta:generator>
  </office:meta>
</office:document-meta>
</file>